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2.6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3.05cm"/>
    </style:style>
    <style:style style:name="gr13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3.1cm" svg:height="1.7cm" svg:x="3.7cm" svg:y="1.3cm">
          <text:p text:style-name="P1">main_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5.8cm" svg:height="1.4cm" svg:x="1.3cm" svg:y="8.1cm">
          <text:p text:style-name="P1">GET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6cm" svg:height="2.2cm" svg:x="7.5cm" svg:y="7.8cm">
          <text:p text:style-name="P1">Encrypting or </text:p>
          <text:p text:style-name="P1">Decryp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4.7cm" svg:height="1.4cm" svg:x="14.4cm" svg:y="18.2cm">
          <text:p text:style-name="P1">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4.2cm" svg:height="1.2cm" svg:x="3.2cm" svg:y="13.3cm">
          <text:p text:style-name="P1">Encrypt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5" draw:id="id5" draw:layer="layout" svg:width="4.2cm" svg:height="1.2cm" svg:x="9.9cm" svg:y="13.4cm">
          <text:p text:style-name="P1">Decrypt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1" draw:layer="layout" svg:x1="4.2cm" svg:y1="8.1cm" svg:x2="10.25cm" svg:y2="3cm" draw:start-shape="id1" draw:start-glue-point="4" draw:end-shape="id2" draw:end-glue-point="6" svg:d="M4200 8100v-2549h6050v-2551" svg:viewBox="0 0 6051 5101">
          <text:p/>
        </draw:connector>
        <draw:connector draw:style-name="gr6" draw:text-style-name="P1" draw:layer="layout" svg:x1="5.3cm" svg:y1="13.3cm" svg:x2="10.5cm" svg:y2="10cm" draw:start-shape="id3" draw:start-glue-point="4" draw:end-shape="id4" draw:end-glue-point="6" svg:d="M5300 13300v-1649h5200v-1651" svg:viewBox="0 0 5201 3301">
          <text:p/>
        </draw:connector>
        <draw:connector draw:style-name="gr6" draw:text-style-name="P1" draw:layer="layout" svg:x1="12cm" svg:y1="13.4cm" svg:x2="10.5cm" svg:y2="10cm" draw:start-shape="id5" draw:start-glue-point="4" draw:end-shape="id4" draw:end-glue-point="6" svg:d="M12000 13400v-1699h-1500v-1701" svg:viewBox="0 0 1501 3401">
          <text:p/>
        </draw:connector>
        <draw:connector draw:style-name="gr6" draw:text-style-name="P1" draw:layer="layout" draw:line-skew="-5.701cm" svg:x1="10.25cm" svg:y1="3cm" svg:x2="16.75cm" svg:y2="18.2cm" draw:start-shape="id2" draw:start-glue-point="6" draw:end-shape="id6" draw:end-glue-point="4" svg:d="M10250 3000v1900h6500v13300" svg:viewBox="0 0 6501 15201">
          <text:p/>
        </draw:connector>
        <draw:connector draw:style-name="gr6" draw:text-style-name="P1" draw:layer="layout" svg:x1="10.5cm" svg:y1="7.8cm" svg:x2="10.25cm" svg:y2="3cm" draw:start-shape="id4" draw:start-glue-point="4" draw:end-shape="id2" draw:end-glue-point="6" svg:d="M10500 7800v-2399h-250v-2401" svg:viewBox="0 0 251 4801">
          <text:p/>
        </draw:connector>
        <draw:frame draw:style-name="gr7" draw:layer="layout" svg:width="5.7cm" svg:height="1.1cm" svg:x="4.6cm" svg:y="6.5cm">
          <draw:text-box>
            <text:p>M</text:p>
          </draw:text-box>
        </draw:frame>
        <draw:frame draw:style-name="gr8" draw:layer="layout" svg:width="5.5cm" svg:height="1.3cm" svg:x="5.6cm" svg:y="12.2cm">
          <draw:text-box>
            <text:p>EM</text:p>
          </draw:text-box>
        </draw:frame>
        <draw:frame draw:style-name="gr8" draw:layer="layout" svg:width="7cm" svg:height="1.3cm" svg:x="12.3cm" svg:y="12.2cm">
          <draw:text-box>
            <text:p>DM</text:p>
          </draw:text-box>
        </draw:frame>
        <draw:line draw:style-name="gr9" draw:text-style-name="P1" draw:layer="layout" svg:x1="4.5cm" svg:y1="7.6cm" svg:x2="4.5cm" svg:y2="5.9cm">
          <text:p/>
        </draw:line>
        <draw:line draw:style-name="gr9" draw:text-style-name="P1" draw:layer="layout" svg:x1="5.6cm" svg:y1="12.9cm" svg:x2="5.6cm" svg:y2="11.9cm">
          <text:p/>
        </draw:line>
        <draw:line draw:style-name="gr9" draw:text-style-name="P1" draw:layer="layout" svg:x1="12.3cm" svg:y1="13cm" svg:x2="12.3cm" svg:y2="11.7cm">
          <text:p/>
        </draw:line>
        <draw:frame draw:style-name="gr10" draw:layer="layout" svg:width="3.3cm" svg:height="1.8cm" svg:x="9.1cm" svg:y="6.4cm">
          <draw:text-box>
            <text:p>M</text:p>
          </draw:text-box>
        </draw:frame>
        <draw:line draw:style-name="gr9" draw:text-style-name="P1" draw:layer="layout" svg:x1="10.1cm" svg:y1="6.1cm" svg:x2="10.1cm" svg:y2="7.5cm">
          <text:p/>
        </draw:line>
        <draw:frame draw:style-name="gr11" draw:layer="layout" svg:width="4.1cm" svg:height="2cm" svg:x="10.9cm" svg:y="6.3cm">
          <draw:text-box>
            <text:p>EM/DM</text:p>
          </draw:text-box>
        </draw:frame>
        <draw:line draw:style-name="gr9" draw:text-style-name="P1" draw:layer="layout" svg:x1="10.8cm" svg:y1="7.2cm" svg:x2="10.8cm" svg:y2="5.8cm">
          <text:p/>
        </draw:line>
        <draw:frame draw:style-name="gr12" draw:layer="layout" svg:width="4.8cm" svg:height="3.3cm" svg:x="17cm" svg:y="10.8cm">
          <draw:text-box>
            <text:p>EM/DM</text:p>
          </draw:text-box>
        </draw:frame>
        <draw:line draw:style-name="gr9" draw:text-style-name="P1" draw:layer="layout" svg:x1="17.1cm" svg:y1="10.8cm" svg:x2="17.1cm" svg:y2="12.5cm">
          <text:p/>
        </draw:line>
        <draw:frame draw:style-name="gr13" draw:layer="layout" svg:width="4.5cm" svg:height="1.9cm" svg:x="2.8cm" svg:y="16.1cm">
          <draw:text-box>
            <text:p>Key</text:p>
          </draw:text-box>
        </draw:frame>
        <draw:frame draw:style-name="gr10" draw:layer="layout" svg:width="9.5cm" svg:height="2.384cm" svg:x="1.4cm" svg:y="17.1cm">
          <draw:text-box>
            <text:p>M = Message</text:p>
            <text:p>EM = Encrypted Message</text:p>
            <text:p>DM = Decrypted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2:09:02.301000000</meta:creation-date>
    <dc:date>2015-01-08T22:58:01.826000000</dc:date>
    <meta:editing-duration>PT3M28S</meta:editing-duration>
    <meta:editing-cycles>1</meta:editing-cycles>
    <meta:document-statistic meta:object-count="25"/>
    <meta:generator>LibreOffice/4.3.2.2$Windows_x86 LibreOffice_project/edfb5295ba211bd31ad47d0bad0118690f76407d</meta:generator>
  </office:meta>
</office:document-meta>
</file>